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0.2083in"/>
    </style:style>
    <style:style style:name="co4" style:family="table-column">
      <style:table-column-properties fo:break-before="auto" style:column-width="1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4882in" svg:x="8.8437in" svg:y="0.1098in">
            <draw:object draw:notify-on-update-of-ranges="Sheet1.D6:Sheet1.D6 Sheet1.D7:Sheet1.D13 Sheet1.E6:Sheet1.E6 Sheet1.E7:Sheet1.E13 Sheet1.F6:Sheet1.F6 Sheet1.F7:Sheet1.F13 Sheet1.G6:Sheet1.G6 Sheet1.G7:Sheet1.G13 Sheet1.H6:Sheet1.H6 Sheet1.H7:Sheet1.H13 Sheet1.I6:Sheet1.I6 Sheet1.I7:Sheet1.I13 Sheet1.J6:Sheet1.J6 Sheet1.J7:Sheet1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3in" svg:height="3.5386in" svg:x="8.9445in" svg:y="3.8268in">
            <draw:object draw:notify-on-update-of-ranges="Sheet1.D24:Sheet1.D24 Sheet1.D25:Sheet1.D31 Sheet1.E24:Sheet1.E24 Sheet1.E25:Sheet1.E31 Sheet1.F24:Sheet1.F24 Sheet1.F25:Sheet1.F31 Sheet1.G24:Sheet1.G24 Sheet1.G25:Sheet1.G31 Sheet1.H24:Sheet1.H24 Sheet1.H25:Sheet1.H31 Sheet1.I24:Sheet1.I24 Sheet1.I25:Sheet1.I31 Sheet1.J24:Sheet1.J24 Sheet1.J25:Sheet1.J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2in" svg:height="3.5386in" svg:x="8.928in" svg:y="7.3823in">
            <draw:object draw:notify-on-update-of-ranges="Sheet1.D43:Sheet1.D43 Sheet1.D44:Sheet1.D50 Sheet1.E43:Sheet1.E43 Sheet1.E44:Sheet1.E50 Sheet1.F43:Sheet1.F43 Sheet1.F44:Sheet1.F50 Sheet1.G43:Sheet1.G43 Sheet1.G44:Sheet1.G50 Sheet1.H43:Sheet1.H43 Sheet1.H44:Sheet1.H50 Sheet1.I43:Sheet1.I43 Sheet1.I44:Sheet1.I50 Sheet1.J43:Sheet1.J43 Sheet1.J44:Sheet1.J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/>
          <table:table-cell office:value-type="float" office:value="10000000000" calcext:value-type="float">
            <text:p>10000000000</text:p>
          </table:table-cell>
          <table:table-cell office:value-type="float" office:value="1" calcext:value-type="float">
            <text:p>1</text:p>
          </table:table-cell>
          <table:table-cell office:value-type="float" office:value="35.311371" calcext:value-type="float">
            <text:p>35.311371</text:p>
          </table:table-cell>
          <table:table-cell table:number-columns-repeated="2" office:value-type="float" office:value="34.752707" calcext:value-type="float">
            <text:p>34.752707</text:p>
          </table:table-cell>
          <table:table-cell office:value-type="float" office:value="34.755294" calcext:value-type="float">
            <text:p>34.755294</text:p>
          </table:table-cell>
          <table:table-cell office:value-type="float" office:value="35.014181" calcext:value-type="float">
            <text:p>35.014181</text:p>
          </table:table-cell>
          <table:table-cell office:value-type="float" office:value="34.755553" calcext:value-type="float">
            <text:p>34.755553</text:p>
          </table:table-cell>
          <table:table-cell office:value-type="float" office:value="34.751094" calcext:value-type="float">
            <text:p>34.75109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058913" calcext:value-type="float">
            <text:p>35.058913</text:p>
          </table:table-cell>
          <table:table-cell table:number-columns-repeated="2" office:value-type="float" office:value="34.751137" calcext:value-type="float">
            <text:p>34.751137</text:p>
          </table:table-cell>
          <table:table-cell office:value-type="float" office:value="34.749023" calcext:value-type="float">
            <text:p>34.749023</text:p>
          </table:table-cell>
          <table:table-cell office:value-type="float" office:value="34.749129" calcext:value-type="float">
            <text:p>34.749129</text:p>
          </table:table-cell>
          <table:table-cell office:value-type="float" office:value="35.012103" calcext:value-type="float">
            <text:p>35.012103</text:p>
          </table:table-cell>
          <table:table-cell office:value-type="float" office:value="34.749418" calcext:value-type="float">
            <text:p>34.74941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055247" calcext:value-type="float">
            <text:p>35.055247</text:p>
          </table:table-cell>
          <table:table-cell table:number-columns-repeated="2" office:value-type="float" office:value="34.749995" calcext:value-type="float">
            <text:p>34.749995</text:p>
          </table:table-cell>
          <table:table-cell office:value-type="float" office:value="34.755912" calcext:value-type="float">
            <text:p>34.755912</text:p>
          </table:table-cell>
          <table:table-cell office:value-type="float" office:value="34.749751" calcext:value-type="float">
            <text:p>34.749751</text:p>
          </table:table-cell>
          <table:table-cell office:value-type="float" office:value="34.76722" calcext:value-type="float">
            <text:p>34.76722</text:p>
          </table:table-cell>
          <table:table-cell office:value-type="float" office:value="35.006765" calcext:value-type="float">
            <text:p>35.00676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431812" calcext:value-type="float">
            <text:p>35.431812</text:p>
          </table:table-cell>
          <table:table-cell table:number-columns-repeated="2" office:value-type="float" office:value="34.749714" calcext:value-type="float">
            <text:p>34.749714</text:p>
          </table:table-cell>
          <table:table-cell office:value-type="float" office:value="34.750003" calcext:value-type="float">
            <text:p>34.750003</text:p>
          </table:table-cell>
          <table:table-cell office:value-type="float" office:value="34.749107" calcext:value-type="float">
            <text:p>34.749107</text:p>
          </table:table-cell>
          <table:table-cell office:value-type="float" office:value="34.750808" calcext:value-type="float">
            <text:p>34.750808</text:p>
          </table:table-cell>
          <table:table-cell office:value-type="float" office:value="34.74981" calcext:value-type="float">
            <text:p>34.7498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325561" calcext:value-type="float">
            <text:p>35.325561</text:p>
          </table:table-cell>
          <table:table-cell table:number-columns-repeated="2" office:value-type="float" office:value="35.012157" calcext:value-type="float">
            <text:p>35.012157</text:p>
          </table:table-cell>
          <table:table-cell office:value-type="float" office:value="34.751105" calcext:value-type="float">
            <text:p>34.751105</text:p>
          </table:table-cell>
          <table:table-cell office:value-type="float" office:value="34.755024" calcext:value-type="float">
            <text:p>34.755024</text:p>
          </table:table-cell>
          <table:table-cell office:value-type="float" office:value="35.13035" calcext:value-type="float">
            <text:p>35.13035</text:p>
          </table:table-cell>
          <table:table-cell office:value-type="float" office:value="35.008699" calcext:value-type="float">
            <text:p>35.00869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346769" calcext:value-type="float">
            <text:p>35.346769</text:p>
          </table:table-cell>
          <table:table-cell table:number-columns-repeated="2" office:value-type="float" office:value="34.748817" calcext:value-type="float">
            <text:p>34.748817</text:p>
          </table:table-cell>
          <table:table-cell office:value-type="float" office:value="34.749573" calcext:value-type="float">
            <text:p>34.749573</text:p>
          </table:table-cell>
          <table:table-cell office:value-type="float" office:value="35.008186" calcext:value-type="float">
            <text:p>35.008186</text:p>
          </table:table-cell>
          <table:table-cell office:value-type="float" office:value="35.008917" calcext:value-type="float">
            <text:p>35.008917</text:p>
          </table:table-cell>
          <table:table-cell office:value-type="float" office:value="34.749017" calcext:value-type="float">
            <text:p>34.7490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.592711" calcext:value-type="float">
            <text:p>35.592711</text:p>
          </table:table-cell>
          <table:table-cell table:number-columns-repeated="2" office:value-type="float" office:value="35.012604" calcext:value-type="float">
            <text:p>35.012604</text:p>
          </table:table-cell>
          <table:table-cell office:value-type="float" office:value="34.752194" calcext:value-type="float">
            <text:p>34.752194</text:p>
          </table:table-cell>
          <table:table-cell office:value-type="float" office:value="35.291988" calcext:value-type="float">
            <text:p>35.291988</text:p>
          </table:table-cell>
          <table:table-cell office:value-type="float" office:value="34.751231" calcext:value-type="float">
            <text:p>34.751231</text:p>
          </table:table-cell>
          <table:table-cell office:value-type="float" office:value="34.753248" calcext:value-type="float">
            <text:p>34.753248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3"/>
          <table:table-cell table:formula="of:=MIN([.D7:.D13])" office:value-type="float" office:value="35.055247" calcext:value-type="float">
            <text:p>35.055247</text:p>
          </table:table-cell>
          <table:table-cell table:formula="of:=MIN([.E7:.E13])" office:value-type="float" office:value="34.748817" calcext:value-type="float">
            <text:p>34.748817</text:p>
          </table:table-cell>
          <table:table-cell table:formula="of:=MIN([.F7:.F13])" office:value-type="float" office:value="34.748817" calcext:value-type="float">
            <text:p>34.748817</text:p>
          </table:table-cell>
          <table:table-cell table:formula="of:=MIN([.G7:.G13])" office:value-type="float" office:value="34.749023" calcext:value-type="float">
            <text:p>34.749023</text:p>
          </table:table-cell>
          <table:table-cell table:formula="of:=MIN([.H7:.H13])" office:value-type="float" office:value="34.749107" calcext:value-type="float">
            <text:p>34.749107</text:p>
          </table:table-cell>
          <table:table-cell table:formula="of:=MIN([.I7:.I13])" office:value-type="float" office:value="34.750808" calcext:value-type="float">
            <text:p>34.750808</text:p>
          </table:table-cell>
          <table:table-cell table:formula="of:=MIN([.J7:.J13])" office:value-type="float" office:value="34.749017" calcext:value-type="float">
            <text:p>34.749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№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/>
          <table:table-cell office:value-type="float" office:value="1000000000" calcext:value-type="float">
            <text:p>1000000000</text:p>
          </table:table-cell>
          <table:table-cell office:value-type="float" office:value="2" calcext:value-type="float">
            <text:p>2</text:p>
          </table:table-cell>
          <table:table-cell office:value-type="float" office:value="3.707853" calcext:value-type="float">
            <text:p>3.707853</text:p>
          </table:table-cell>
          <table:table-cell office:value-type="float" office:value="3.706167" calcext:value-type="float">
            <text:p>3.706167</text:p>
          </table:table-cell>
          <table:table-cell office:value-type="float" office:value="3.706625" calcext:value-type="float">
            <text:p>3.706625</text:p>
          </table:table-cell>
          <table:table-cell office:value-type="float" office:value="3.706504" calcext:value-type="float">
            <text:p>3.706504</text:p>
          </table:table-cell>
          <table:table-cell office:value-type="float" office:value="3.705512" calcext:value-type="float">
            <text:p>3.705512</text:p>
          </table:table-cell>
          <table:table-cell office:value-type="float" office:value="3.712064" calcext:value-type="float">
            <text:p>3.712064</text:p>
          </table:table-cell>
          <table:table-cell office:value-type="float" office:value="3.707776" calcext:value-type="float">
            <text:p>3.7077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706757" calcext:value-type="float">
            <text:p>3.706757</text:p>
          </table:table-cell>
          <table:table-cell office:value-type="float" office:value="3.846964" calcext:value-type="float">
            <text:p>3.846964</text:p>
          </table:table-cell>
          <table:table-cell office:value-type="float" office:value="3.71089" calcext:value-type="float">
            <text:p>3.71089</text:p>
          </table:table-cell>
          <table:table-cell office:value-type="float" office:value="3.709029" calcext:value-type="float">
            <text:p>3.709029</text:p>
          </table:table-cell>
          <table:table-cell office:value-type="float" office:value="3.894701" calcext:value-type="float">
            <text:p>3.894701</text:p>
          </table:table-cell>
          <table:table-cell office:value-type="float" office:value="3.708748" calcext:value-type="float">
            <text:p>3.708748</text:p>
          </table:table-cell>
          <table:table-cell office:value-type="float" office:value="3.708015" calcext:value-type="float">
            <text:p>3.7080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70764" calcext:value-type="float">
            <text:p>3.70764</text:p>
          </table:table-cell>
          <table:table-cell office:value-type="float" office:value="3.885988" calcext:value-type="float">
            <text:p>3.885988</text:p>
          </table:table-cell>
          <table:table-cell office:value-type="float" office:value="3.716183" calcext:value-type="float">
            <text:p>3.716183</text:p>
          </table:table-cell>
          <table:table-cell office:value-type="float" office:value="3.711882" calcext:value-type="float">
            <text:p>3.711882</text:p>
          </table:table-cell>
          <table:table-cell office:value-type="float" office:value="3.707596" calcext:value-type="float">
            <text:p>3.707596</text:p>
          </table:table-cell>
          <table:table-cell office:value-type="float" office:value="3.714174" calcext:value-type="float">
            <text:p>3.714174</text:p>
          </table:table-cell>
          <table:table-cell office:value-type="float" office:value="3.908418" calcext:value-type="float">
            <text:p>3.9084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706382" calcext:value-type="float">
            <text:p>3.706382</text:p>
          </table:table-cell>
          <table:table-cell office:value-type="float" office:value="3.708406" calcext:value-type="float">
            <text:p>3.708406</text:p>
          </table:table-cell>
          <table:table-cell office:value-type="float" office:value="3.708206" calcext:value-type="float">
            <text:p>3.708206</text:p>
          </table:table-cell>
          <table:table-cell office:value-type="float" office:value="3.934211" calcext:value-type="float">
            <text:p>3.934211</text:p>
          </table:table-cell>
          <table:table-cell office:value-type="float" office:value="3.708143" calcext:value-type="float">
            <text:p>3.708143</text:p>
          </table:table-cell>
          <table:table-cell office:value-type="float" office:value="3.819754" calcext:value-type="float">
            <text:p>3.819754</text:p>
          </table:table-cell>
          <table:table-cell office:value-type="float" office:value="3.706742" calcext:value-type="float">
            <text:p>3.70674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707417" calcext:value-type="float">
            <text:p>3.707417</text:p>
          </table:table-cell>
          <table:table-cell office:value-type="float" office:value="3.710165" calcext:value-type="float">
            <text:p>3.710165</text:p>
          </table:table-cell>
          <table:table-cell office:value-type="float" office:value="3.709333" calcext:value-type="float">
            <text:p>3.709333</text:p>
          </table:table-cell>
          <table:table-cell office:value-type="float" office:value="3.709128" calcext:value-type="float">
            <text:p>3.709128</text:p>
          </table:table-cell>
          <table:table-cell office:value-type="float" office:value="3.708682" calcext:value-type="float">
            <text:p>3.708682</text:p>
          </table:table-cell>
          <table:table-cell office:value-type="float" office:value="3.706638" calcext:value-type="float">
            <text:p>3.706638</text:p>
          </table:table-cell>
          <table:table-cell office:value-type="float" office:value="3.707521" calcext:value-type="float">
            <text:p>3.70752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86554" calcext:value-type="float">
            <text:p>3.86554</text:p>
          </table:table-cell>
          <table:table-cell office:value-type="float" office:value="3.851256" calcext:value-type="float">
            <text:p>3.851256</text:p>
          </table:table-cell>
          <table:table-cell office:value-type="float" office:value="3.709829" calcext:value-type="float">
            <text:p>3.709829</text:p>
          </table:table-cell>
          <table:table-cell office:value-type="float" office:value="3.709316" calcext:value-type="float">
            <text:p>3.709316</text:p>
          </table:table-cell>
          <table:table-cell office:value-type="float" office:value="3.706094" calcext:value-type="float">
            <text:p>3.706094</text:p>
          </table:table-cell>
          <table:table-cell office:value-type="float" office:value="3.760697" calcext:value-type="float">
            <text:p>3.760697</text:p>
          </table:table-cell>
          <table:table-cell office:value-type="float" office:value="3.712118" calcext:value-type="float">
            <text:p>3.7121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712614" calcext:value-type="float">
            <text:p>3.712614</text:p>
          </table:table-cell>
          <table:table-cell office:value-type="float" office:value="3.712322" calcext:value-type="float">
            <text:p>3.712322</text:p>
          </table:table-cell>
          <table:table-cell office:value-type="float" office:value="3.715982" calcext:value-type="float">
            <text:p>3.715982</text:p>
          </table:table-cell>
          <table:table-cell office:value-type="float" office:value="3.832703" calcext:value-type="float">
            <text:p>3.832703</text:p>
          </table:table-cell>
          <table:table-cell office:value-type="float" office:value="3.708223" calcext:value-type="float">
            <text:p>3.708223</text:p>
          </table:table-cell>
          <table:table-cell office:value-type="float" office:value="3.709041" calcext:value-type="float">
            <text:p>3.709041</text:p>
          </table:table-cell>
          <table:table-cell office:value-type="float" office:value="3.707295" calcext:value-type="float">
            <text:p>3.707295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formula="of:=MIN([.D25:.D31])" office:value-type="float" office:value="3.706382" calcext:value-type="float">
            <text:p>3.706382</text:p>
          </table:table-cell>
          <table:table-cell table:formula="of:=MIN([.E25:.E31])" office:value-type="float" office:value="3.706167" calcext:value-type="float">
            <text:p>3.706167</text:p>
          </table:table-cell>
          <table:table-cell table:formula="of:=MIN([.F25:.F31])" office:value-type="float" office:value="3.706625" calcext:value-type="float">
            <text:p>3.706625</text:p>
          </table:table-cell>
          <table:table-cell table:formula="of:=MIN([.G25:.G31])" office:value-type="float" office:value="3.706504" calcext:value-type="float">
            <text:p>3.706504</text:p>
          </table:table-cell>
          <table:table-cell table:formula="of:=MIN([.H25:.H31])" office:value-type="float" office:value="3.705512" calcext:value-type="float">
            <text:p>3.705512</text:p>
          </table:table-cell>
          <table:table-cell table:formula="of:=MIN([.I25:.I31])" office:value-type="float" office:value="3.706638" calcext:value-type="float">
            <text:p>3.706638</text:p>
          </table:table-cell>
          <table:table-cell table:formula="of:=MIN([.J25:.J31])" office:value-type="float" office:value="3.706742" calcext:value-type="float">
            <text:p>3.706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№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/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0.399052" calcext:value-type="float">
            <text:p>0.399052</text:p>
          </table:table-cell>
          <table:table-cell office:value-type="float" office:value="0.400216" calcext:value-type="float">
            <text:p>0.400216</text:p>
          </table:table-cell>
          <table:table-cell office:value-type="float" office:value="0.398699" calcext:value-type="float">
            <text:p>0.398699</text:p>
          </table:table-cell>
          <table:table-cell office:value-type="float" office:value="0.399761" calcext:value-type="float">
            <text:p>0.399761</text:p>
          </table:table-cell>
          <table:table-cell office:value-type="float" office:value="0.398917" calcext:value-type="float">
            <text:p>0.398917</text:p>
          </table:table-cell>
          <table:table-cell office:value-type="float" office:value="0.403926" calcext:value-type="float">
            <text:p>0.403926</text:p>
          </table:table-cell>
          <table:table-cell office:value-type="float" office:value="0.399189" calcext:value-type="float">
            <text:p>0.39918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00253" calcext:value-type="float">
            <text:p>0.400253</text:p>
          </table:table-cell>
          <table:table-cell office:value-type="float" office:value="0.399022" calcext:value-type="float">
            <text:p>0.399022</text:p>
          </table:table-cell>
          <table:table-cell office:value-type="float" office:value="0.399927" calcext:value-type="float">
            <text:p>0.399927</text:p>
          </table:table-cell>
          <table:table-cell office:value-type="float" office:value="0.398803" calcext:value-type="float">
            <text:p>0.398803</text:p>
          </table:table-cell>
          <table:table-cell office:value-type="float" office:value="0.399989" calcext:value-type="float">
            <text:p>0.399989</text:p>
          </table:table-cell>
          <table:table-cell office:value-type="float" office:value="0.399823" calcext:value-type="float">
            <text:p>0.399823</text:p>
          </table:table-cell>
          <table:table-cell office:value-type="float" office:value="0.39964" calcext:value-type="float">
            <text:p>0.3996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98783" calcext:value-type="float">
            <text:p>0.398783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8947" calcext:value-type="float">
            <text:p>0.398947</text:p>
          </table:table-cell>
          <table:table-cell office:value-type="float" office:value="0.399964" calcext:value-type="float">
            <text:p>0.399964</text:p>
          </table:table-cell>
          <table:table-cell office:value-type="float" office:value="0.398932" calcext:value-type="float">
            <text:p>0.398932</text:p>
          </table:table-cell>
          <table:table-cell office:value-type="float" office:value="0.399102" calcext:value-type="float">
            <text:p>0.399102</text:p>
          </table:table-cell>
          <table:table-cell office:value-type="float" office:value="0.398772" calcext:value-type="float">
            <text:p>0.39877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00038" calcext:value-type="float">
            <text:p>0.400038</text:p>
          </table:table-cell>
          <table:table-cell office:value-type="float" office:value="0.394288" calcext:value-type="float">
            <text:p>0.394288</text:p>
          </table:table-cell>
          <table:table-cell office:value-type="float" office:value="0.398336" calcext:value-type="float">
            <text:p>0.398336</text:p>
          </table:table-cell>
          <table:table-cell office:value-type="float" office:value="0.39893" calcext:value-type="float">
            <text:p>0.39893</text:p>
          </table:table-cell>
          <table:table-cell office:value-type="float" office:value="0.400042" calcext:value-type="float">
            <text:p>0.400042</text:p>
          </table:table-cell>
          <table:table-cell office:value-type="float" office:value="0.399599" calcext:value-type="float">
            <text:p>0.399599</text:p>
          </table:table-cell>
          <table:table-cell office:value-type="float" office:value="0.398805" calcext:value-type="float">
            <text:p>0.39880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98922" calcext:value-type="float">
            <text:p>0.398922</text:p>
          </table:table-cell>
          <table:table-cell office:value-type="float" office:value="0.394303" calcext:value-type="float">
            <text:p>0.394303</text:p>
          </table:table-cell>
          <table:table-cell office:value-type="float" office:value="0.399106" calcext:value-type="float">
            <text:p>0.399106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399201" calcext:value-type="float">
            <text:p>0.399201</text:p>
          </table:table-cell>
          <table:table-cell office:value-type="float" office:value="0.400446" calcext:value-type="float">
            <text:p>0.400446</text:p>
          </table:table-cell>
          <table:table-cell office:value-type="float" office:value="0.400061" calcext:value-type="float">
            <text:p>0.40006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99489" calcext:value-type="float">
            <text:p>0.399489</text:p>
          </table:table-cell>
          <table:table-cell office:value-type="float" office:value="0.398333" calcext:value-type="float">
            <text:p>0.398333</text:p>
          </table:table-cell>
          <table:table-cell office:value-type="float" office:value="0.398996" calcext:value-type="float">
            <text:p>0.398996</text:p>
          </table:table-cell>
          <table:table-cell office:value-type="float" office:value="0.399417" calcext:value-type="float">
            <text:p>0.399417</text:p>
          </table:table-cell>
          <table:table-cell office:value-type="float" office:value="0.398475" calcext:value-type="float">
            <text:p>0.398475</text:p>
          </table:table-cell>
          <table:table-cell office:value-type="float" office:value="0.399117" calcext:value-type="float">
            <text:p>0.399117</text:p>
          </table:table-cell>
          <table:table-cell office:value-type="float" office:value="0.39895" calcext:value-type="float">
            <text:p>0.3989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99213" calcext:value-type="float">
            <text:p>0.399213</text:p>
          </table:table-cell>
          <table:table-cell office:value-type="float" office:value="0.399749" calcext:value-type="float">
            <text:p>0.399749</text:p>
          </table:table-cell>
          <table:table-cell office:value-type="float" office:value="0.394931" calcext:value-type="float">
            <text:p>0.394931</text:p>
          </table:table-cell>
          <table:table-cell office:value-type="float" office:value="0.40005" calcext:value-type="float">
            <text:p>0.40005</text:p>
          </table:table-cell>
          <table:table-cell office:value-type="float" office:value="0.399811" calcext:value-type="float">
            <text:p>0.399811</text:p>
          </table:table-cell>
          <table:table-cell office:value-type="float" office:value="0.400135" calcext:value-type="float">
            <text:p>0.400135</text:p>
          </table:table-cell>
          <table:table-cell office:value-type="float" office:value="0.399505" calcext:value-type="float">
            <text:p>0.399505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table:formula="of:=MIN([.D44:.D50])" office:value-type="float" office:value="0.398783" calcext:value-type="float">
            <text:p>0.398783</text:p>
          </table:table-cell>
          <table:table-cell table:formula="of:=MIN([.E44:.E50])" office:value-type="float" office:value="0.394265" calcext:value-type="float">
            <text:p>0.394265</text:p>
          </table:table-cell>
          <table:table-cell table:formula="of:=MIN([.F44:.F50])" office:value-type="float" office:value="0.394931" calcext:value-type="float">
            <text:p>0.394931</text:p>
          </table:table-cell>
          <table:table-cell table:formula="of:=MIN([.G44:.G50])" office:value-type="float" office:value="0.398803" calcext:value-type="float">
            <text:p>0.398803</text:p>
          </table:table-cell>
          <table:table-cell table:formula="of:=MIN([.H44:.H50])" office:value-type="float" office:value="0.398475" calcext:value-type="float">
            <text:p>0.398475</text:p>
          </table:table-cell>
          <table:table-cell table:formula="of:=MIN([.I44:.I50])" office:value-type="float" office:value="0.399102" calcext:value-type="float">
            <text:p>0.399102</text:p>
          </table:table-cell>
          <table:table-cell table:formula="of:=MIN([.J44:.J50])" office:value-type="float" office:value="0.398772" calcext:value-type="float">
            <text:p>0.39877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/>
          <table:table-cell office:value-type="float" office:value="10000000000" calcext:value-type="float">
            <text:p>10000000000</text:p>
          </table:table-cell>
          <table:table-cell table:formula="of:=[$Sheet1.D23]" office:value-type="float" office:value="35.055247" calcext:value-type="float">
            <text:p>35.055247</text:p>
          </table:table-cell>
          <table:table-cell table:formula="of:=[$Sheet1.E23]" office:value-type="float" office:value="34.748817" calcext:value-type="float">
            <text:p>34.748817</text:p>
          </table:table-cell>
          <table:table-cell table:formula="of:=[$Sheet1.F23]" office:value-type="float" office:value="34.748817" calcext:value-type="float">
            <text:p>34.748817</text:p>
          </table:table-cell>
          <table:table-cell table:formula="of:=[$Sheet1.G23]" office:value-type="float" office:value="34.749023" calcext:value-type="float">
            <text:p>34.749023</text:p>
          </table:table-cell>
          <table:table-cell table:formula="of:=[$Sheet1.H23]" office:value-type="float" office:value="34.749107" calcext:value-type="float">
            <text:p>34.749107</text:p>
          </table:table-cell>
          <table:table-cell table:formula="of:=[$Sheet1.I23]" office:value-type="float" office:value="34.750808" calcext:value-type="float">
            <text:p>34.750808</text:p>
          </table:table-cell>
          <table:table-cell table:formula="of:=[$Sheet1.J23]" office:value-type="float" office:value="34.749017" calcext:value-type="float">
            <text:p>34.749017</text:p>
          </table:table-cell>
        </table:table-row>
        <table:table-row table:style-name="ro1">
          <table:table-cell/>
          <table:table-cell office:value-type="float" office:value="1000000000" calcext:value-type="float">
            <text:p>1000000000</text:p>
          </table:table-cell>
          <table:table-cell table:formula="of:=[$Sheet1.D42]" office:value-type="float" office:value="3.706382" calcext:value-type="float">
            <text:p>3.706382</text:p>
          </table:table-cell>
          <table:table-cell table:formula="of:=[$Sheet1.E42]" office:value-type="float" office:value="3.706167" calcext:value-type="float">
            <text:p>3.706167</text:p>
          </table:table-cell>
          <table:table-cell table:formula="of:=[$Sheet1.F42]" office:value-type="float" office:value="3.706625" calcext:value-type="float">
            <text:p>3.706625</text:p>
          </table:table-cell>
          <table:table-cell table:formula="of:=[$Sheet1.G42]" office:value-type="float" office:value="3.706504" calcext:value-type="float">
            <text:p>3.706504</text:p>
          </table:table-cell>
          <table:table-cell table:formula="of:=[$Sheet1.H42]" office:value-type="float" office:value="3.705512" calcext:value-type="float">
            <text:p>3.705512</text:p>
          </table:table-cell>
          <table:table-cell table:formula="of:=[$Sheet1.I42]" office:value-type="float" office:value="3.706638" calcext:value-type="float">
            <text:p>3.706638</text:p>
          </table:table-cell>
          <table:table-cell table:formula="of:=[$Sheet1.J42]" office:value-type="float" office:value="3.706742" calcext:value-type="float">
            <text:p>3.706742</text:p>
          </table:table-cell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formula="of:=[$Sheet1.D57]" office:value-type="float" office:value="0.398783" calcext:value-type="float">
            <text:p>0.398783</text:p>
          </table:table-cell>
          <table:table-cell table:formula="of:=[$Sheet1.E57]" office:value-type="float" office:value="0.394265" calcext:value-type="float">
            <text:p>0.394265</text:p>
          </table:table-cell>
          <table:table-cell table:formula="of:=[$Sheet1.F57]" office:value-type="float" office:value="0.394931" calcext:value-type="float">
            <text:p>0.394931</text:p>
          </table:table-cell>
          <table:table-cell table:formula="of:=[$Sheet1.G57]" office:value-type="float" office:value="0.398803" calcext:value-type="float">
            <text:p>0.398803</text:p>
          </table:table-cell>
          <table:table-cell table:formula="of:=[$Sheet1.H57]" office:value-type="float" office:value="0.398475" calcext:value-type="float">
            <text:p>0.398475</text:p>
          </table:table-cell>
          <table:table-cell table:formula="of:=[$Sheet1.I57]" office:value-type="float" office:value="0.399102" calcext:value-type="float">
            <text:p>0.399102</text:p>
          </table:table-cell>
          <table:table-cell table:formula="of:=[$Sheet1.J57]" office:value-type="float" office:value="0.398772" calcext:value-type="float">
            <text:p>0.39877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fast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/>
          <table:table-cell office:value-type="string" calcext:value-type="string">
            <text:p>N = 10000000000</text:p>
          </table:table-cell>
          <table:table-cell table:formula="of:=[.C6]*[.$B5]/[.$B6]" office:value-type="float" office:value="35.055247" calcext:value-type="float">
            <text:p>35.055247</text:p>
          </table:table-cell>
          <table:table-cell table:formula="of:=[.D6]*[.$B5]/[.$B6]" office:value-type="float" office:value="34.748817" calcext:value-type="float">
            <text:p>34.748817</text:p>
          </table:table-cell>
          <table:table-cell table:formula="of:=[.E6]*[.$B5]/[.$B6]" office:value-type="float" office:value="34.748817" calcext:value-type="float">
            <text:p>34.748817</text:p>
          </table:table-cell>
          <table:table-cell table:formula="of:=[.F6]*[.$B5]/[.$B6]" office:value-type="float" office:value="34.749023" calcext:value-type="float">
            <text:p>34.749023</text:p>
          </table:table-cell>
          <table:table-cell table:formula="of:=[.G6]*[.$B5]/[.$B6]" office:value-type="float" office:value="34.749107" calcext:value-type="float">
            <text:p>34.749107</text:p>
          </table:table-cell>
          <table:table-cell table:formula="of:=[.H6]*[.$B5]/[.$B6]" office:value-type="float" office:value="34.750808" calcext:value-type="float">
            <text:p>34.750808</text:p>
          </table:table-cell>
          <table:table-cell table:formula="of:=[.I6]*[.$B5]/[.$B6]" office:value-type="float" office:value="34.749017" calcext:value-type="float">
            <text:p>34.749017</text:p>
          </table:table-cell>
        </table:table-row>
        <table:table-row table:style-name="ro1">
          <table:table-cell/>
          <table:table-cell office:value-type="string" calcext:value-type="string">
            <text:p>N = 1000000000</text:p>
          </table:table-cell>
          <table:table-cell table:formula="of:=[.C7]*[.$B6]/[.$B7]" office:value-type="float" office:value="37.06382" calcext:value-type="float">
            <text:p>37.06382</text:p>
          </table:table-cell>
          <table:table-cell table:formula="of:=[.D7]*[.$B6]/[.$B7]" office:value-type="float" office:value="37.06167" calcext:value-type="float">
            <text:p>37.06167</text:p>
          </table:table-cell>
          <table:table-cell table:formula="of:=[.E7]*[.$B6]/[.$B7]" office:value-type="float" office:value="37.06625" calcext:value-type="float">
            <text:p>37.06625</text:p>
          </table:table-cell>
          <table:table-cell table:formula="of:=[.F7]*[.$B6]/[.$B7]" office:value-type="float" office:value="37.06504" calcext:value-type="float">
            <text:p>37.06504</text:p>
          </table:table-cell>
          <table:table-cell table:formula="of:=[.G7]*[.$B6]/[.$B7]" office:value-type="float" office:value="37.05512" calcext:value-type="float">
            <text:p>37.05512</text:p>
          </table:table-cell>
          <table:table-cell table:formula="of:=[.H7]*[.$B6]/[.$B7]" office:value-type="float" office:value="37.06638" calcext:value-type="float">
            <text:p>37.06638</text:p>
          </table:table-cell>
          <table:table-cell table:formula="of:=[.I7]*[.$B6]/[.$B7]" office:value-type="float" office:value="37.06742" calcext:value-type="float">
            <text:p>37.06742</text:p>
          </table:table-cell>
        </table:table-row>
        <table:table-row table:style-name="ro1">
          <table:table-cell/>
          <table:table-cell office:value-type="string" calcext:value-type="string">
            <text:p>N = 10000000</text:p>
          </table:table-cell>
          <table:table-cell table:formula="of:=[.C8]*[.$B7]/[.$B8]" office:value-type="float" office:value="39.8783" calcext:value-type="float">
            <text:p>39.8783</text:p>
          </table:table-cell>
          <table:table-cell table:formula="of:=[.D8]*[.$B7]/[.$B8]" office:value-type="float" office:value="39.4265" calcext:value-type="float">
            <text:p>39.4265</text:p>
          </table:table-cell>
          <table:table-cell table:formula="of:=[.E8]*[.$B7]/[.$B8]" office:value-type="float" office:value="39.4931" calcext:value-type="float">
            <text:p>39.4931</text:p>
          </table:table-cell>
          <table:table-cell table:formula="of:=[.F8]*[.$B7]/[.$B8]" office:value-type="float" office:value="39.8803" calcext:value-type="float">
            <text:p>39.8803</text:p>
          </table:table-cell>
          <table:table-cell table:formula="of:=[.G8]*[.$B7]/[.$B8]" office:value-type="float" office:value="39.8475" calcext:value-type="float">
            <text:p>39.8475</text:p>
          </table:table-cell>
          <table:table-cell table:formula="of:=[.H8]*[.$B7]/[.$B8]" office:value-type="float" office:value="39.9102" calcext:value-type="float">
            <text:p>39.9102</text:p>
          </table:table-cell>
          <table:table-cell table:formula="of:=[.I8]*[.$B7]/[.$B8]" office:value-type="float" office:value="39.8772" calcext:value-type="float">
            <text:p>39.8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6:57:02.133787773</meta:creation-date>
    <dc:date>2022-10-13T18:28:01.877948275</dc:date>
    <meta:editing-duration>PT24M22S</meta:editing-duration>
    <meta:editing-cycles>1</meta:editing-cycles>
    <meta:document-statistic meta:table-count="2" meta:cell-count="280" meta:object-count="3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8.861cm" xlink:href=".." xlink:type="simple" chart:class="chart:line" chart:style-name="ch1">
        <chart:legend chart:legend-position="end" svg:x="14.384cm" svg:y="2.616cm" style:legend-expansion="high" chart:style-name="ch2"/>
        <chart:plot-area chart:style-name="ch3" table:cell-range-address="Sheet1.D6:Sheet1.J13" chart:data-source-has-labels="row" svg:x="0.32cm" svg:y="0.177cm" svg:width="13.744cm" svg:height="8.507cm">
          <chart:coordinate-region svg:x="1.248cm" svg:y="0.379cm" svg:width="12.719cm" svg:height="7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7:Sheet1.D13" chart:label-cell-address="Sheet1.D6:Sheet1.D6" chart:class="chart:line">
            <chart:data-point chart:repeated="7"/>
          </chart:series>
          <chart:series chart:style-name="ch7" chart:values-cell-range-address="Sheet1.E7:Sheet1.E13" chart:label-cell-address="Sheet1.E6:Sheet1.E6" chart:class="chart:line">
            <chart:data-point chart:repeated="7"/>
          </chart:series>
          <chart:series chart:style-name="ch8" chart:values-cell-range-address="Sheet1.F7:Sheet1.F13" chart:label-cell-address="Sheet1.F6:Sheet1.F6" chart:class="chart:line">
            <chart:data-point chart:repeated="7"/>
          </chart:series>
          <chart:series chart:style-name="ch9" chart:values-cell-range-address="Sheet1.G7:Sheet1.G13" chart:label-cell-address="Sheet1.G6:Sheet1.G6" chart:class="chart:line">
            <chart:data-point chart:repeated="7"/>
          </chart:series>
          <chart:series chart:style-name="ch10" chart:values-cell-range-address="Sheet1.H7:Sheet1.H13" chart:label-cell-address="Sheet1.H6:Sheet1.H6" chart:class="chart:line">
            <chart:data-point chart:repeated="7"/>
          </chart:series>
          <chart:series chart:style-name="ch11" chart:values-cell-range-address="Sheet1.I7:Sheet1.I13" chart:label-cell-address="Sheet1.I6:Sheet1.I6" chart:class="chart:line">
            <chart:data-point chart:repeated="7"/>
          </chart:series>
          <chart:series chart:style-name="ch12" chart:values-cell-range-address="Sheet1.J7:Sheet1.J13" chart:label-cell-address="Sheet1.J6:Sheet1.J6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D6:Sheet1.D6</svg:desc>
                </draw:g>
              </table:table-cell>
              <table:table-cell office:value-type="string">
                <text:p>O1</text:p>
                <draw:g>
                  <svg:desc>Sheet1.E6:Sheet1.E6</svg:desc>
                </draw:g>
              </table:table-cell>
              <table:table-cell office:value-type="string">
                <text:p>O2</text:p>
                <draw:g>
                  <svg:desc>Sheet1.F6:Sheet1.F6</svg:desc>
                </draw:g>
              </table:table-cell>
              <table:table-cell office:value-type="string">
                <text:p>O3</text:p>
                <draw:g>
                  <svg:desc>Sheet1.G6:Sheet1.G6</svg:desc>
                </draw:g>
              </table:table-cell>
              <table:table-cell office:value-type="string">
                <text:p>Ofast</text:p>
                <draw:g>
                  <svg:desc>Sheet1.H6:Sheet1.H6</svg:desc>
                </draw:g>
              </table:table-cell>
              <table:table-cell office:value-type="string">
                <text:p>Og</text:p>
                <draw:g>
                  <svg:desc>Sheet1.I6:Sheet1.I6</svg:desc>
                </draw:g>
              </table:table-cell>
              <table:table-cell office:value-type="string">
                <text:p>Os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311371">
                <text:p>35.311371</text:p>
                <draw:g>
                  <svg:desc>Sheet1.D7:Sheet1.D13</svg:desc>
                </draw:g>
              </table:table-cell>
              <table:table-cell office:value-type="float" office:value="34.752707">
                <text:p>34.752707</text:p>
                <draw:g>
                  <svg:desc>Sheet1.E7:Sheet1.E13</svg:desc>
                </draw:g>
              </table:table-cell>
              <table:table-cell office:value-type="float" office:value="34.752707">
                <text:p>34.752707</text:p>
                <draw:g>
                  <svg:desc>Sheet1.F7:Sheet1.F13</svg:desc>
                </draw:g>
              </table:table-cell>
              <table:table-cell office:value-type="float" office:value="34.755294">
                <text:p>34.755294</text:p>
                <draw:g>
                  <svg:desc>Sheet1.G7:Sheet1.G13</svg:desc>
                </draw:g>
              </table:table-cell>
              <table:table-cell office:value-type="float" office:value="35.014181">
                <text:p>35.014181</text:p>
                <draw:g>
                  <svg:desc>Sheet1.H7:Sheet1.H13</svg:desc>
                </draw:g>
              </table:table-cell>
              <table:table-cell office:value-type="float" office:value="34.755553">
                <text:p>34.755553</text:p>
                <draw:g>
                  <svg:desc>Sheet1.I7:Sheet1.I13</svg:desc>
                </draw:g>
              </table:table-cell>
              <table:table-cell office:value-type="float" office:value="34.751094">
                <text:p>34.751094</text:p>
                <draw:g>
                  <svg:desc>Sheet1.J7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058913">
                <text:p>35.058913</text:p>
              </table:table-cell>
              <table:table-cell office:value-type="float" office:value="34.751137">
                <text:p>34.751137</text:p>
              </table:table-cell>
              <table:table-cell office:value-type="float" office:value="34.751137">
                <text:p>34.751137</text:p>
              </table:table-cell>
              <table:table-cell office:value-type="float" office:value="34.749023">
                <text:p>34.749023</text:p>
              </table:table-cell>
              <table:table-cell office:value-type="float" office:value="34.749129">
                <text:p>34.749129</text:p>
              </table:table-cell>
              <table:table-cell office:value-type="float" office:value="35.012103">
                <text:p>35.012103</text:p>
              </table:table-cell>
              <table:table-cell office:value-type="float" office:value="34.749418">
                <text:p>34.749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55247">
                <text:p>35.055247</text:p>
              </table:table-cell>
              <table:table-cell office:value-type="float" office:value="34.749995">
                <text:p>34.749995</text:p>
              </table:table-cell>
              <table:table-cell office:value-type="float" office:value="34.749995">
                <text:p>34.749995</text:p>
              </table:table-cell>
              <table:table-cell office:value-type="float" office:value="34.755912">
                <text:p>34.755912</text:p>
              </table:table-cell>
              <table:table-cell office:value-type="float" office:value="34.749751">
                <text:p>34.749751</text:p>
              </table:table-cell>
              <table:table-cell office:value-type="float" office:value="34.76722">
                <text:p>34.76722</text:p>
              </table:table-cell>
              <table:table-cell office:value-type="float" office:value="35.006765">
                <text:p>35.006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431812">
                <text:p>35.431812</text:p>
              </table:table-cell>
              <table:table-cell office:value-type="float" office:value="34.749714">
                <text:p>34.749714</text:p>
              </table:table-cell>
              <table:table-cell office:value-type="float" office:value="34.749714">
                <text:p>34.749714</text:p>
              </table:table-cell>
              <table:table-cell office:value-type="float" office:value="34.750003">
                <text:p>34.750003</text:p>
              </table:table-cell>
              <table:table-cell office:value-type="float" office:value="34.749107">
                <text:p>34.749107</text:p>
              </table:table-cell>
              <table:table-cell office:value-type="float" office:value="34.750808">
                <text:p>34.750808</text:p>
              </table:table-cell>
              <table:table-cell office:value-type="float" office:value="34.74981">
                <text:p>34.74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325561">
                <text:p>35.325561</text:p>
              </table:table-cell>
              <table:table-cell office:value-type="float" office:value="35.012157">
                <text:p>35.012157</text:p>
              </table:table-cell>
              <table:table-cell office:value-type="float" office:value="35.012157">
                <text:p>35.012157</text:p>
              </table:table-cell>
              <table:table-cell office:value-type="float" office:value="34.751105">
                <text:p>34.751105</text:p>
              </table:table-cell>
              <table:table-cell office:value-type="float" office:value="34.755024">
                <text:p>34.755024</text:p>
              </table:table-cell>
              <table:table-cell office:value-type="float" office:value="35.13035">
                <text:p>35.13035</text:p>
              </table:table-cell>
              <table:table-cell office:value-type="float" office:value="35.008699">
                <text:p>35.008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346769">
                <text:p>35.346769</text:p>
              </table:table-cell>
              <table:table-cell office:value-type="float" office:value="34.748817">
                <text:p>34.748817</text:p>
              </table:table-cell>
              <table:table-cell office:value-type="float" office:value="34.748817">
                <text:p>34.748817</text:p>
              </table:table-cell>
              <table:table-cell office:value-type="float" office:value="34.749573">
                <text:p>34.749573</text:p>
              </table:table-cell>
              <table:table-cell office:value-type="float" office:value="35.008186">
                <text:p>35.008186</text:p>
              </table:table-cell>
              <table:table-cell office:value-type="float" office:value="35.008917">
                <text:p>35.008917</text:p>
              </table:table-cell>
              <table:table-cell office:value-type="float" office:value="34.749017">
                <text:p>34.749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592711">
                <text:p>35.592711</text:p>
              </table:table-cell>
              <table:table-cell office:value-type="float" office:value="35.012604">
                <text:p>35.012604</text:p>
              </table:table-cell>
              <table:table-cell office:value-type="float" office:value="35.012604">
                <text:p>35.012604</text:p>
              </table:table-cell>
              <table:table-cell office:value-type="float" office:value="34.752194">
                <text:p>34.752194</text:p>
              </table:table-cell>
              <table:table-cell office:value-type="float" office:value="35.291988">
                <text:p>35.291988</text:p>
              </table:table-cell>
              <table:table-cell office:value-type="float" office:value="34.751231">
                <text:p>34.751231</text:p>
              </table:table-cell>
              <table:table-cell office:value-type="float" office:value="34.753248">
                <text:p>34.753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89cm" xlink:href=".." xlink:type="simple" chart:class="chart:line" chart:style-name="ch1">
        <chart:legend chart:legend-position="end" svg:x="14.363cm" svg:y="2.68cm" style:legend-expansion="high" chart:style-name="ch2"/>
        <chart:plot-area chart:style-name="ch3" table:cell-range-address="Sheet1.D24:Sheet1.J31" chart:data-source-has-labels="row" svg:x="0.319cm" svg:y="0.179cm" svg:width="13.725cm" svg:height="8.631cm">
          <chart:coordinate-region svg:x="1.247cm" svg:y="0.381cm" svg:width="12.7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5:Sheet1.D31" chart:label-cell-address="Sheet1.D24:Sheet1.D24" chart:class="chart:line">
            <chart:data-point chart:repeated="7"/>
          </chart:series>
          <chart:series chart:style-name="ch7" chart:values-cell-range-address="Sheet1.E25:Sheet1.E31" chart:label-cell-address="Sheet1.E24:Sheet1.E24" chart:class="chart:line">
            <chart:data-point chart:repeated="7"/>
          </chart:series>
          <chart:series chart:style-name="ch8" chart:values-cell-range-address="Sheet1.F25:Sheet1.F31" chart:label-cell-address="Sheet1.F24:Sheet1.F24" chart:class="chart:line">
            <chart:data-point chart:repeated="7"/>
          </chart:series>
          <chart:series chart:style-name="ch9" chart:values-cell-range-address="Sheet1.G25:Sheet1.G31" chart:label-cell-address="Sheet1.G24:Sheet1.G24" chart:class="chart:line">
            <chart:data-point chart:repeated="7"/>
          </chart:series>
          <chart:series chart:style-name="ch10" chart:values-cell-range-address="Sheet1.H25:Sheet1.H31" chart:label-cell-address="Sheet1.H24:Sheet1.H24" chart:class="chart:line">
            <chart:data-point chart:repeated="7"/>
          </chart:series>
          <chart:series chart:style-name="ch11" chart:values-cell-range-address="Sheet1.I25:Sheet1.I31" chart:label-cell-address="Sheet1.I24:Sheet1.I24" chart:class="chart:line">
            <chart:data-point chart:repeated="7"/>
          </chart:series>
          <chart:series chart:style-name="ch12" chart:values-cell-range-address="Sheet1.J25:Sheet1.J31" chart:label-cell-address="Sheet1.J24:Sheet1.J24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D24:Sheet1.D24</svg:desc>
                </draw:g>
              </table:table-cell>
              <table:table-cell office:value-type="string">
                <text:p>O1</text:p>
                <draw:g>
                  <svg:desc>Sheet1.E24:Sheet1.E24</svg:desc>
                </draw:g>
              </table:table-cell>
              <table:table-cell office:value-type="string">
                <text:p>O2</text:p>
                <draw:g>
                  <svg:desc>Sheet1.F24:Sheet1.F24</svg:desc>
                </draw:g>
              </table:table-cell>
              <table:table-cell office:value-type="string">
                <text:p>O3</text:p>
                <draw:g>
                  <svg:desc>Sheet1.G24:Sheet1.G24</svg:desc>
                </draw:g>
              </table:table-cell>
              <table:table-cell office:value-type="string">
                <text:p>Ofast</text:p>
                <draw:g>
                  <svg:desc>Sheet1.H24:Sheet1.H24</svg:desc>
                </draw:g>
              </table:table-cell>
              <table:table-cell office:value-type="string">
                <text:p>Og</text:p>
                <draw:g>
                  <svg:desc>Sheet1.I24:Sheet1.I24</svg:desc>
                </draw:g>
              </table:table-cell>
              <table:table-cell office:value-type="string">
                <text:p>Os</text:p>
                <draw:g>
                  <svg:desc>Sheet1.J24:Sheet1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07853">
                <text:p>3.707853</text:p>
                <draw:g>
                  <svg:desc>Sheet1.D25:Sheet1.D31</svg:desc>
                </draw:g>
              </table:table-cell>
              <table:table-cell office:value-type="float" office:value="3.706167">
                <text:p>3.706167</text:p>
                <draw:g>
                  <svg:desc>Sheet1.E25:Sheet1.E31</svg:desc>
                </draw:g>
              </table:table-cell>
              <table:table-cell office:value-type="float" office:value="3.706625">
                <text:p>3.706625</text:p>
                <draw:g>
                  <svg:desc>Sheet1.F25:Sheet1.F31</svg:desc>
                </draw:g>
              </table:table-cell>
              <table:table-cell office:value-type="float" office:value="3.706504">
                <text:p>3.706504</text:p>
                <draw:g>
                  <svg:desc>Sheet1.G25:Sheet1.G31</svg:desc>
                </draw:g>
              </table:table-cell>
              <table:table-cell office:value-type="float" office:value="3.705512">
                <text:p>3.705512</text:p>
                <draw:g>
                  <svg:desc>Sheet1.H25:Sheet1.H31</svg:desc>
                </draw:g>
              </table:table-cell>
              <table:table-cell office:value-type="float" office:value="3.712064">
                <text:p>3.712064</text:p>
                <draw:g>
                  <svg:desc>Sheet1.I25:Sheet1.I31</svg:desc>
                </draw:g>
              </table:table-cell>
              <table:table-cell office:value-type="float" office:value="3.707776">
                <text:p>3.707776</text:p>
                <draw:g>
                  <svg:desc>Sheet1.J25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06757">
                <text:p>3.706757</text:p>
              </table:table-cell>
              <table:table-cell office:value-type="float" office:value="3.846964">
                <text:p>3.846964</text:p>
              </table:table-cell>
              <table:table-cell office:value-type="float" office:value="3.71089">
                <text:p>3.71089</text:p>
              </table:table-cell>
              <table:table-cell office:value-type="float" office:value="3.709029">
                <text:p>3.709029</text:p>
              </table:table-cell>
              <table:table-cell office:value-type="float" office:value="3.894701">
                <text:p>3.894701</text:p>
              </table:table-cell>
              <table:table-cell office:value-type="float" office:value="3.708748">
                <text:p>3.708748</text:p>
              </table:table-cell>
              <table:table-cell office:value-type="float" office:value="3.708015">
                <text:p>3.708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0764">
                <text:p>3.70764</text:p>
              </table:table-cell>
              <table:table-cell office:value-type="float" office:value="3.885988">
                <text:p>3.885988</text:p>
              </table:table-cell>
              <table:table-cell office:value-type="float" office:value="3.716183">
                <text:p>3.716183</text:p>
              </table:table-cell>
              <table:table-cell office:value-type="float" office:value="3.711882">
                <text:p>3.711882</text:p>
              </table:table-cell>
              <table:table-cell office:value-type="float" office:value="3.707596">
                <text:p>3.707596</text:p>
              </table:table-cell>
              <table:table-cell office:value-type="float" office:value="3.714174">
                <text:p>3.714174</text:p>
              </table:table-cell>
              <table:table-cell office:value-type="float" office:value="3.908418">
                <text:p>3.908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06382">
                <text:p>3.706382</text:p>
              </table:table-cell>
              <table:table-cell office:value-type="float" office:value="3.708406">
                <text:p>3.708406</text:p>
              </table:table-cell>
              <table:table-cell office:value-type="float" office:value="3.708206">
                <text:p>3.708206</text:p>
              </table:table-cell>
              <table:table-cell office:value-type="float" office:value="3.934211">
                <text:p>3.934211</text:p>
              </table:table-cell>
              <table:table-cell office:value-type="float" office:value="3.708143">
                <text:p>3.708143</text:p>
              </table:table-cell>
              <table:table-cell office:value-type="float" office:value="3.819754">
                <text:p>3.819754</text:p>
              </table:table-cell>
              <table:table-cell office:value-type="float" office:value="3.706742">
                <text:p>3.706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07417">
                <text:p>3.707417</text:p>
              </table:table-cell>
              <table:table-cell office:value-type="float" office:value="3.710165">
                <text:p>3.710165</text:p>
              </table:table-cell>
              <table:table-cell office:value-type="float" office:value="3.709333">
                <text:p>3.709333</text:p>
              </table:table-cell>
              <table:table-cell office:value-type="float" office:value="3.709128">
                <text:p>3.709128</text:p>
              </table:table-cell>
              <table:table-cell office:value-type="float" office:value="3.708682">
                <text:p>3.708682</text:p>
              </table:table-cell>
              <table:table-cell office:value-type="float" office:value="3.706638">
                <text:p>3.706638</text:p>
              </table:table-cell>
              <table:table-cell office:value-type="float" office:value="3.707521">
                <text:p>3.707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6554">
                <text:p>3.86554</text:p>
              </table:table-cell>
              <table:table-cell office:value-type="float" office:value="3.851256">
                <text:p>3.851256</text:p>
              </table:table-cell>
              <table:table-cell office:value-type="float" office:value="3.709829">
                <text:p>3.709829</text:p>
              </table:table-cell>
              <table:table-cell office:value-type="float" office:value="3.709316">
                <text:p>3.709316</text:p>
              </table:table-cell>
              <table:table-cell office:value-type="float" office:value="3.706094">
                <text:p>3.706094</text:p>
              </table:table-cell>
              <table:table-cell office:value-type="float" office:value="3.760697">
                <text:p>3.760697</text:p>
              </table:table-cell>
              <table:table-cell office:value-type="float" office:value="3.712118">
                <text:p>3.712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2614">
                <text:p>3.712614</text:p>
              </table:table-cell>
              <table:table-cell office:value-type="float" office:value="3.712322">
                <text:p>3.712322</text:p>
              </table:table-cell>
              <table:table-cell office:value-type="float" office:value="3.715982">
                <text:p>3.715982</text:p>
              </table:table-cell>
              <table:table-cell office:value-type="float" office:value="3.832703">
                <text:p>3.832703</text:p>
              </table:table-cell>
              <table:table-cell office:value-type="float" office:value="3.708223">
                <text:p>3.708223</text:p>
              </table:table-cell>
              <table:table-cell office:value-type="float" office:value="3.709041">
                <text:p>3.709041</text:p>
              </table:table-cell>
              <table:table-cell office:value-type="float" office:value="3.707295">
                <text:p>3.707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89cm" xlink:href=".." xlink:type="simple" chart:class="chart:line" chart:style-name="ch1">
        <chart:legend chart:legend-position="end" svg:x="14.383cm" svg:y="2.68cm" style:legend-expansion="high" chart:style-name="ch2"/>
        <chart:plot-area chart:style-name="ch3" table:cell-range-address="Sheet1.D43:Sheet1.J50" chart:data-source-has-labels="row" svg:x="0.32cm" svg:y="0.179cm" svg:width="13.743cm" svg:height="8.631cm">
          <chart:coordinate-region svg:x="1.439cm" svg:y="0.382cm" svg:width="12.527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4:Sheet1.D50" chart:label-cell-address="Sheet1.D43:Sheet1.D43" chart:class="chart:line">
            <chart:data-point chart:repeated="7"/>
          </chart:series>
          <chart:series chart:style-name="ch7" chart:values-cell-range-address="Sheet1.E44:Sheet1.E50" chart:label-cell-address="Sheet1.E43:Sheet1.E43" chart:class="chart:line">
            <chart:data-point chart:repeated="7"/>
          </chart:series>
          <chart:series chart:style-name="ch8" chart:values-cell-range-address="Sheet1.F44:Sheet1.F50" chart:label-cell-address="Sheet1.F43:Sheet1.F43" chart:class="chart:line">
            <chart:data-point chart:repeated="7"/>
          </chart:series>
          <chart:series chart:style-name="ch9" chart:values-cell-range-address="Sheet1.G44:Sheet1.G50" chart:label-cell-address="Sheet1.G43:Sheet1.G43" chart:class="chart:line">
            <chart:data-point chart:repeated="7"/>
          </chart:series>
          <chart:series chart:style-name="ch10" chart:values-cell-range-address="Sheet1.H44:Sheet1.H50" chart:label-cell-address="Sheet1.H43:Sheet1.H43" chart:class="chart:line">
            <chart:data-point chart:repeated="7"/>
          </chart:series>
          <chart:series chart:style-name="ch11" chart:values-cell-range-address="Sheet1.I44:Sheet1.I50" chart:label-cell-address="Sheet1.I43:Sheet1.I43" chart:class="chart:line">
            <chart:data-point chart:repeated="7"/>
          </chart:series>
          <chart:series chart:style-name="ch12" chart:values-cell-range-address="Sheet1.J44:Sheet1.J50" chart:label-cell-address="Sheet1.J43:Sheet1.J4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D43:Sheet1.D43</svg:desc>
                </draw:g>
              </table:table-cell>
              <table:table-cell office:value-type="string">
                <text:p>O1</text:p>
                <draw:g>
                  <svg:desc>Sheet1.E43:Sheet1.E43</svg:desc>
                </draw:g>
              </table:table-cell>
              <table:table-cell office:value-type="string">
                <text:p>O2</text:p>
                <draw:g>
                  <svg:desc>Sheet1.F43:Sheet1.F43</svg:desc>
                </draw:g>
              </table:table-cell>
              <table:table-cell office:value-type="string">
                <text:p>O3</text:p>
                <draw:g>
                  <svg:desc>Sheet1.G43:Sheet1.G43</svg:desc>
                </draw:g>
              </table:table-cell>
              <table:table-cell office:value-type="string">
                <text:p>Ofast</text:p>
                <draw:g>
                  <svg:desc>Sheet1.H43:Sheet1.H43</svg:desc>
                </draw:g>
              </table:table-cell>
              <table:table-cell office:value-type="string">
                <text:p>Og</text:p>
                <draw:g>
                  <svg:desc>Sheet1.I43:Sheet1.I43</svg:desc>
                </draw:g>
              </table:table-cell>
              <table:table-cell office:value-type="string">
                <text:p>Os</text:p>
                <draw:g>
                  <svg:desc>Sheet1.J43:Sheet1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9052">
                <text:p>0.399052</text:p>
                <draw:g>
                  <svg:desc>Sheet1.D44:Sheet1.D50</svg:desc>
                </draw:g>
              </table:table-cell>
              <table:table-cell office:value-type="float" office:value="0.400216">
                <text:p>0.400216</text:p>
                <draw:g>
                  <svg:desc>Sheet1.E44:Sheet1.E50</svg:desc>
                </draw:g>
              </table:table-cell>
              <table:table-cell office:value-type="float" office:value="0.398699">
                <text:p>0.398699</text:p>
                <draw:g>
                  <svg:desc>Sheet1.F44:Sheet1.F50</svg:desc>
                </draw:g>
              </table:table-cell>
              <table:table-cell office:value-type="float" office:value="0.399761">
                <text:p>0.399761</text:p>
                <draw:g>
                  <svg:desc>Sheet1.G44:Sheet1.G50</svg:desc>
                </draw:g>
              </table:table-cell>
              <table:table-cell office:value-type="float" office:value="0.398917">
                <text:p>0.398917</text:p>
                <draw:g>
                  <svg:desc>Sheet1.H44:Sheet1.H50</svg:desc>
                </draw:g>
              </table:table-cell>
              <table:table-cell office:value-type="float" office:value="0.403926">
                <text:p>0.403926</text:p>
                <draw:g>
                  <svg:desc>Sheet1.I44:Sheet1.I50</svg:desc>
                </draw:g>
              </table:table-cell>
              <table:table-cell office:value-type="float" office:value="0.399189">
                <text:p>0.399189</text:p>
                <draw:g>
                  <svg:desc>Sheet1.J44:Sheet1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0253">
                <text:p>0.400253</text:p>
              </table:table-cell>
              <table:table-cell office:value-type="float" office:value="0.399022">
                <text:p>0.399022</text:p>
              </table:table-cell>
              <table:table-cell office:value-type="float" office:value="0.399927">
                <text:p>0.399927</text:p>
              </table:table-cell>
              <table:table-cell office:value-type="float" office:value="0.398803">
                <text:p>0.398803</text:p>
              </table:table-cell>
              <table:table-cell office:value-type="float" office:value="0.399989">
                <text:p>0.399989</text:p>
              </table:table-cell>
              <table:table-cell office:value-type="float" office:value="0.399823">
                <text:p>0.399823</text:p>
              </table:table-cell>
              <table:table-cell office:value-type="float" office:value="0.39964">
                <text:p>0.39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8783">
                <text:p>0.398783</text:p>
              </table:table-cell>
              <table:table-cell office:value-type="float" office:value="0.394265">
                <text:p>0.394265</text:p>
              </table:table-cell>
              <table:table-cell office:value-type="float" office:value="0.398947">
                <text:p>0.398947</text:p>
              </table:table-cell>
              <table:table-cell office:value-type="float" office:value="0.399964">
                <text:p>0.399964</text:p>
              </table:table-cell>
              <table:table-cell office:value-type="float" office:value="0.398932">
                <text:p>0.398932</text:p>
              </table:table-cell>
              <table:table-cell office:value-type="float" office:value="0.399102">
                <text:p>0.399102</text:p>
              </table:table-cell>
              <table:table-cell office:value-type="float" office:value="0.398772">
                <text:p>0.398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0038">
                <text:p>0.400038</text:p>
              </table:table-cell>
              <table:table-cell office:value-type="float" office:value="0.394288">
                <text:p>0.394288</text:p>
              </table:table-cell>
              <table:table-cell office:value-type="float" office:value="0.398336">
                <text:p>0.398336</text:p>
              </table:table-cell>
              <table:table-cell office:value-type="float" office:value="0.39893">
                <text:p>0.39893</text:p>
              </table:table-cell>
              <table:table-cell office:value-type="float" office:value="0.400042">
                <text:p>0.400042</text:p>
              </table:table-cell>
              <table:table-cell office:value-type="float" office:value="0.399599">
                <text:p>0.399599</text:p>
              </table:table-cell>
              <table:table-cell office:value-type="float" office:value="0.398805">
                <text:p>0.398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8922">
                <text:p>0.398922</text:p>
              </table:table-cell>
              <table:table-cell office:value-type="float" office:value="0.394303">
                <text:p>0.394303</text:p>
              </table:table-cell>
              <table:table-cell office:value-type="float" office:value="0.399106">
                <text:p>0.399106</text:p>
              </table:table-cell>
              <table:table-cell office:value-type="float" office:value="0.39998">
                <text:p>0.39998</text:p>
              </table:table-cell>
              <table:table-cell office:value-type="float" office:value="0.399201">
                <text:p>0.399201</text:p>
              </table:table-cell>
              <table:table-cell office:value-type="float" office:value="0.400446">
                <text:p>0.400446</text:p>
              </table:table-cell>
              <table:table-cell office:value-type="float" office:value="0.400061">
                <text:p>0.4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489">
                <text:p>0.399489</text:p>
              </table:table-cell>
              <table:table-cell office:value-type="float" office:value="0.398333">
                <text:p>0.398333</text:p>
              </table:table-cell>
              <table:table-cell office:value-type="float" office:value="0.398996">
                <text:p>0.398996</text:p>
              </table:table-cell>
              <table:table-cell office:value-type="float" office:value="0.399417">
                <text:p>0.399417</text:p>
              </table:table-cell>
              <table:table-cell office:value-type="float" office:value="0.398475">
                <text:p>0.398475</text:p>
              </table:table-cell>
              <table:table-cell office:value-type="float" office:value="0.399117">
                <text:p>0.399117</text:p>
              </table:table-cell>
              <table:table-cell office:value-type="float" office:value="0.39895">
                <text:p>0.3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9213">
                <text:p>0.399213</text:p>
              </table:table-cell>
              <table:table-cell office:value-type="float" office:value="0.399749">
                <text:p>0.399749</text:p>
              </table:table-cell>
              <table:table-cell office:value-type="float" office:value="0.394931">
                <text:p>0.394931</text:p>
              </table:table-cell>
              <table:table-cell office:value-type="float" office:value="0.40005">
                <text:p>0.40005</text:p>
              </table:table-cell>
              <table:table-cell office:value-type="float" office:value="0.399811">
                <text:p>0.399811</text:p>
              </table:table-cell>
              <table:table-cell office:value-type="float" office:value="0.400135">
                <text:p>0.400135</text:p>
              </table:table-cell>
              <table:table-cell office:value-type="float" office:value="0.399505">
                <text:p>0.399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100%" draw:distance="100%"/>
  </office:styles>
</office:document-styles>
</file>